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游ゴシック" svg:font-family="游ゴシック" style:font-family-generic="modern" style:font-pitch="variable" svg:panose-1="2 11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メイリオ" svg:font-family="メイリオ" style:font-family-generic="modern" style:font-pitch="variable" svg:panose-1="2 11 6 4 3 5 4 4 2 4"/>
    <style:font-face style:name="Liberation Mono" svg:font-family="Liberation Mono" style:font-family-generic="modern" style:font-pitch="fixed" svg:panose-1="2 7 4 9 2 2 5 2 4 4"/>
    <style:font-face style:name="ＭＳ ゴシック" svg:font-family="ＭＳ ゴシック" style:font-family-generic="modern" style:font-pitch="fixed" svg:panose-1="2 11 6 9 7 2 5 8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ＭＳ 明朝" svg:font-family="ＭＳ 明朝" style:font-family-generic="roman" style:font-pitch="fixed" svg:panose-1="2 2 6 9 4 2 5 8 3 4"/>
    <style:font-face style:name="Century" svg:font-family="Century" style:font-family-generic="roman" style:font-pitch="variable" svg:panose-1="2 4 6 4 5 5 5 2 3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P2" style:parent-style-name="タイトル" style:family="paragraph">
      <style:text-properties fo:font-size="48pt" style:font-size-asian="48pt" style:font-size-complex="48pt"/>
    </style:style>
    <style:style style:name="TableColumn4" style:family="table-column">
      <style:table-column-properties style:column-width="6.018in" style:use-optimal-column-width="false"/>
    </style:style>
    <style:style style:name="Table3" style:family="table">
      <style:table-properties style:width="6.018in" fo:margin-left="0in" table:align="center"/>
    </style:style>
    <style:style style:name="TableRow5" style:family="table-row">
      <style:table-row-properties style:min-row-height="2.2631in" style:use-optimal-row-height="false"/>
    </style:style>
    <style:style style:name="TableCell6" style:family="table-cell">
      <style:table-cell-properties fo:border-top="0.0138in solid #70ADC9" fo:border-left="0.0833in solid #70ADC9" fo:border-bottom="0.0138in solid #70ADC9" fo:border-right="none" style:writing-mode="lr-tb" style:vertical-align="middle" fo:padding-top="0.1972in" fo:padding-left="0.075in" fo:padding-bottom="0.1972in" fo:padding-right="0.075in"/>
    </style:style>
    <style:style style:name="P7" style:parent-style-name="ContentsHeading" style:family="paragraph">
      <style:paragraph-properties fo:break-before="page"/>
    </style:style>
    <style:style style:name="T8" style:parent-style-name="段落フォント" style:family="text">
      <style:text-properties style:font-name="游明朝" fo:color="#333333" style:font-size-complex="10.5pt"/>
    </style:style>
    <style:style style:name="P9" style:parent-style-name="Textbody" style:family="paragraph">
      <style:paragraph-properties fo:line-height="190%" fo:text-indent="0.1666in"/>
      <style:text-properties style:font-name="游明朝" fo:color="#333333"/>
    </style:style>
    <style:style style:name="P10" style:parent-style-name="Textbody" style:family="paragraph">
      <style:paragraph-properties fo:line-height="190%" fo:text-indent="0.1666in"/>
      <style:text-properties style:font-name="游明朝" fo:color="#333333"/>
    </style:style>
    <style:style style:name="P11" style:parent-style-name="Textbody" style:family="paragraph">
      <style:paragraph-properties fo:line-height="190%" fo:text-indent="0.1666in"/>
      <style:text-properties style:font-name="游明朝" fo:color="#333333"/>
    </style:style>
    <style:style style:name="P12" style:parent-style-name="Standard" style:family="paragraph">
      <style:paragraph-properties fo:line-height="190%" fo:text-indent="0.1666in"/>
    </style:style>
    <style:style style:name="T13" style:parent-style-name="段落フォント" style:family="text">
      <style:text-properties style:font-name="游明朝" fo:color="#333333"/>
    </style:style>
    <style:style style:name="T14" style:parent-style-name="段落フォント" style:family="text">
      <style:text-properties style:font-name="游明朝" fo:color="#333333"/>
    </style:style>
    <style:style style:name="T15" style:parent-style-name="段落フォント" style:family="text">
      <style:text-properties style:font-name="游明朝" fo:color="#333333"/>
    </style:style>
    <style:style style:name="T16" style:parent-style-name="段落フォント" style:family="text">
      <style:text-properties style:font-name="游明朝" fo:color="#333333"/>
    </style:style>
    <style:style style:name="P17" style:parent-style-name="Standard" style:family="paragraph">
      <style:paragraph-properties fo:line-height="190%" fo:text-indent="0.1666in"/>
      <style:text-properties style:font-name="游明朝" fo:color="#333333"/>
    </style:style>
    <style:style style:name="P18" style:parent-style-name="見出し9" style:family="paragraph"/>
    <style:style style:name="P19" style:parent-style-name="Textbody" style:family="paragraph">
      <style:paragraph-properties fo:line-height="190%" fo:text-indent="0.1666in"/>
      <style:text-properties style:font-name="游明朝" fo:color="#333333"/>
    </style:style>
    <style:style style:name="P20" style:parent-style-name="Textbody" style:family="paragraph">
      <style:paragraph-properties fo:line-height="190%" fo:text-indent="0.1666in"/>
      <style:text-properties style:font-name="游明朝" fo:color="#333333"/>
    </style:style>
    <style:style style:name="P21" style:parent-style-name="Standard" style:family="paragraph">
      <style:paragraph-properties fo:line-height="190%" fo:text-indent="0.1666in"/>
    </style:style>
    <style:style style:name="T22" style:parent-style-name="段落フォント" style:family="text">
      <style:text-properties style:font-name="游明朝" fo:color="#333333"/>
    </style:style>
    <style:style style:name="T23" style:parent-style-name="段落フォント" style:family="text">
      <style:text-properties style:font-name="游明朝" fo:color="#333333"/>
    </style:style>
    <style:style style:name="P24" style:parent-style-name="見出し9" style:family="paragraph"/>
    <style:style style:name="P25" style:parent-style-name="Textbody" style:family="paragraph">
      <style:paragraph-properties fo:margin-bottom="0in" fo:line-height="190%" fo:text-indent="0.1666in"/>
      <style:text-properties style:font-name="游明朝" fo:color="#333333"/>
    </style:style>
    <style:style style:name="P26" style:parent-style-name="Textbody" style:family="paragraph">
      <style:paragraph-properties fo:margin-bottom="0in" fo:line-height="190%" fo:text-indent="0.1666in"/>
      <style:text-properties style:font-name="游明朝" fo:color="#333333"/>
    </style:style>
    <style:style style:name="P27" style:parent-style-name="Textbody" style:family="paragraph">
      <style:paragraph-properties fo:margin-bottom="0in" fo:line-height="190%" fo:text-indent="0.1666in"/>
      <style:text-properties style:font-name="游明朝" fo:color="#333333"/>
    </style:style>
    <style:style style:name="P28" style:parent-style-name="Textbody" style:family="paragraph">
      <style:paragraph-properties fo:margin-bottom="0in" fo:line-height="190%" fo:text-indent="0.1666in"/>
      <style:text-properties style:font-name="游明朝" fo:color="#333333"/>
    </style:style>
    <style:style style:name="P29" style:parent-style-name="Textbody" style:family="paragraph">
      <style:paragraph-properties fo:margin-bottom="0in" fo:line-height="190%" fo:text-indent="0.1666in"/>
    </style:style>
    <style:style style:name="T30" style:parent-style-name="段落フォント" style:family="text">
      <style:text-properties style:font-name="游明朝" fo:color="#333333"/>
    </style:style>
    <style:style style:name="T31" style:parent-style-name="段落フォント" style:family="text">
      <style:text-properties style:font-name="游明朝" fo:color="#333333"/>
    </style:style>
    <style:style style:name="P32" style:parent-style-name="見出し9" style:family="paragraph"/>
    <style:style style:name="P33" style:parent-style-name="Textbody" style:family="paragraph">
      <style:paragraph-properties fo:margin-bottom="0in" fo:line-height="190%" fo:text-indent="0.1666in"/>
      <style:text-properties style:font-name="游明朝" fo:color="#333333"/>
    </style:style>
    <style:style style:name="P34" style:parent-style-name="Textbody" style:family="paragraph">
      <style:paragraph-properties fo:line-height="190%" fo:margin-left="0.1576in">
        <style:tab-stops/>
      </style:paragraph-properties>
      <style:text-properties style:font-name="游明朝" fo:color="#333333"/>
    </style:style>
    <style:style style:name="P35" style:parent-style-name="Textbody" style:family="paragraph">
      <style:paragraph-properties fo:line-height="190%" fo:margin-left="0.1576in">
        <style:tab-stops/>
      </style:paragraph-properties>
      <style:text-properties style:font-name="游明朝" fo:color="#333333"/>
    </style:style>
    <style:style style:name="P36" style:parent-style-name="見出し9" style:family="paragraph"/>
    <style:style style:name="P37" style:parent-style-name="Textbodyindent" style:family="paragraph">
      <style:text-properties style:font-name="游明朝"/>
    </style:style>
    <style:style style:name="P38" style:parent-style-name="Textbodyindent" style:family="paragraph">
      <style:text-properties style:font-name="游明朝"/>
    </style:style>
    <style:style style:name="P39" style:parent-style-name="Textbodyindent" style:family="paragraph">
      <style:text-properties style:font-name="游明朝"/>
    </style:style>
    <style:style style:name="P40" style:parent-style-name="Textbodyindent" style:family="paragraph">
      <style:paragraph-properties fo:margin-left="0in" fo:text-indent="0.1666in">
        <style:tab-stops/>
      </style:paragraph-properties>
      <style:text-properties style:font-name="游明朝"/>
    </style:style>
    <style:style style:name="P41" style:parent-style-name="Textbodyindent" style:family="paragraph">
      <style:paragraph-properties fo:margin-left="0.1576in">
        <style:tab-stops/>
      </style:paragraph-properties>
      <style:text-properties style:font-name="游明朝"/>
    </style:style>
    <style:style style:name="P42" style:parent-style-name="Textbodyindent" style:family="paragraph">
      <style:paragraph-properties fo:margin-left="0.1576in">
        <style:tab-stops/>
      </style:paragraph-properties>
      <style:text-properties style:font-name="游明朝"/>
    </style:style>
    <style:style style:name="P43" style:parent-style-name="Textbodyindent" style:family="paragraph">
      <style:paragraph-properties fo:margin-left="0in">
        <style:tab-stops/>
      </style:paragraph-properties>
    </style:style>
    <style:style style:name="T44" style:parent-style-name="段落フォント" style:family="text">
      <style:text-properties style:font-name="游明朝" fo:color="#333333"/>
    </style:style>
    <style:style style:name="P45" style:parent-style-name="Textbodyindent" style:family="paragraph">
      <style:text-properties style:font-name="游明朝" fo:color="#202124"/>
    </style:style>
    <style:style style:name="P46" style:parent-style-name="Textbodyindent" style:family="paragraph">
      <style:text-properties style:font-name="游明朝"/>
    </style:style>
    <style:style style:name="T47" style:parent-style-name="段落フォント" style:family="text">
      <style:text-properties style:font-name="游明朝"/>
    </style:style>
    <style:style style:name="T48" style:parent-style-name="段落フォント" style:family="text">
      <style:text-properties style:font-name="游明朝"/>
    </style:style>
    <style:style style:name="P49" style:parent-style-name="Textbody" style:family="paragraph">
      <style:text-properties style:font-name="游明朝"/>
    </style:style>
    <style:style style:name="P50" style:parent-style-name="Textbody" style:family="paragraph">
      <style:text-properties style:font-name="游明朝"/>
    </style:style>
    <style:style style:name="P51" style:parent-style-name="Textbody" style:family="paragraph">
      <style:text-properties style:font-name="游明朝"/>
    </style:style>
    <style:style style:name="P52" style:parent-style-name="Textbody" style:family="paragraph">
      <style:text-properties style:font-name="游明朝"/>
    </style:style>
    <style:style style:name="P53" style:parent-style-name="Textbody" style:family="paragraph">
      <style:text-properties style:font-name="游明朝"/>
    </style:style>
    <style:style style:name="P54" style:parent-style-name="Textbody" style:family="paragraph">
      <style:text-properties style:font-name="游明朝"/>
    </style:style>
    <style:style style:name="P55" style:parent-style-name="Textbody" style:family="paragraph">
      <style:text-properties style:font-name="游明朝"/>
    </style:style>
    <style:style style:name="T56" style:parent-style-name="段落フォント" style:family="text">
      <style:text-properties style:font-name="游明朝"/>
    </style:style>
    <style:style style:name="T57" style:parent-style-name="段落フォント" style:family="text">
      <style:text-properties style:font-name="游明朝"/>
    </style:style>
    <style:style style:name="T58" style:parent-style-name="段落フォント" style:family="text">
      <style:text-properties style:font-name="游明朝"/>
    </style:style>
    <style:style style:name="T59" style:parent-style-name="段落フォント" style:family="text">
      <style:text-properties style:font-name="游明朝"/>
    </style:style>
    <style:style style:name="P60" style:parent-style-name="見出し7" style:family="paragraph">
      <style:paragraph-properties fo:break-before="page"/>
    </style:style>
    <style:style style:name="P61" style:parent-style-name="見出し7" style:family="paragraph">
      <style:text-properties style:font-name="游明朝" style:font-name-asian="游明朝" fo:font-weight="normal" style:font-weight-asian="normal" fo:font-size="12pt" style:font-size-asian="12pt"/>
    </style:style>
    <style:style style:name="P62" style:parent-style-name="Textbody" style:family="paragraph">
      <style:text-properties style:font-name="游明朝" fo:font-size="11pt" style:font-size-asian="11pt"/>
    </style:style>
    <style:style style:name="P63" style:parent-style-name="見出し7" style:family="paragraph">
      <style:paragraph-properties fo:text-indent="0.1631in"/>
      <style:text-properties style:font-name="游明朝" style:font-name-asian="游明朝" fo:font-size="12pt" style:font-size-asian="12pt"/>
    </style:style>
    <style:style style:name="P64" style:parent-style-name="Textbodyindent" style:family="paragraph">
      <style:text-properties style:font-name="游明朝" style:font-size-complex="13.5pt"/>
    </style:style>
    <style:style style:name="P65" style:parent-style-name="Textbodyindent" style:family="paragraph">
      <style:text-properties style:font-name="游明朝" style:font-size-complex="13.5pt"/>
    </style:style>
    <style:style style:name="P66" style:parent-style-name="Textbodyindent" style:family="paragraph">
      <style:text-properties style:font-name="游明朝" style:font-size-complex="13.5pt"/>
    </style:style>
    <style:style style:name="P67" style:parent-style-name="Textbodyindent" style:family="paragraph">
      <style:text-properties style:font-name="游明朝" fo:font-weight="bold" style:font-weight-asian="bold" style:font-size-complex="13.5pt"/>
    </style:style>
    <style:style style:name="P68" style:parent-style-name="Textbodyindent" style:family="paragraph">
      <style:text-properties style:font-name="游明朝" style:font-size-complex="13.5pt"/>
    </style:style>
    <style:style style:name="P69" style:parent-style-name="Textbodyindent" style:family="paragraph">
      <style:paragraph-properties fo:text-align="justify"/>
      <style:text-properties style:font-name="游明朝" style:font-size-complex="13.5pt"/>
    </style:style>
    <style:style style:name="P70" style:parent-style-name="Textbodyindent" style:family="paragraph">
      <style:text-properties style:font-name="游明朝" fo:font-weight="bold" style:font-weight-asian="bold" style:font-size-complex="13.5pt"/>
    </style:style>
    <style:style style:name="T71" style:parent-style-name="段落フォント" style:family="text">
      <style:text-properties style:font-name="游明朝" style:font-size-complex="13.5pt"/>
    </style:style>
  </office:automatic-styles>
  <office:body>
    <office:text text:use-soft-page-breaks="true">
      <text:p text:style-name="P1"/>
      <text:p text:style-name="ListHeading"><text:span text:style-name="強調斜体">関係社外秘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タイトル">チーム開発演習</text:p>
            <text:p text:style-name="タイトル"/>
            <text:p text:style-name="タイトル">通販システム</text:p>
            <text:p text:style-name="タイトル"/>
            <text:p text:style-name="タイトル">コーディング規約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 </text:p>
      <text:p text:style-name="Standard"/>
      <text:p text:style-name="ContentsHeading"/>
      <text:p text:style-name="ContentsHeading"/>
      <text:p text:style-name="ContentsHeading">目次</text:p>
      <text:p text:style-name="ContentsHeading">１<text:s/>はじめに<text:tab/><text:tab/><text:tab/><text:tab/><text:tab/><text:tab/>3</text:p>
      <text:p text:style-name="ContentsHeading">２<text:s/>システム開発の構成　<text:tab/><text:tab/><text:tab/>3</text:p>
      <text:p text:style-name="ContentsHeading"><text:tab/>２-１システム名称<text:tab/><text:tab/><text:tab/><text:tab/>3</text:p>
      <text:p text:style-name="ContentsHeading"><text:tab/>２-２システムのフォルダ構成<text:tab/><text:tab/>3</text:p>
      <text:p text:style-name="ContentsHeading">３<text:s/>命名規則<text:tab/><text:tab/><text:tab/><text:tab/><text:tab/><text:tab/>3</text:p>
      <text:p text:style-name="ContentsHeading"><text:tab/>３-１クラスファイルの命名<text:tab/><text:tab/>4</text:p>
      <text:p text:style-name="ContentsHeading"><text:tab/>３-２メソッドの命名<text:tab/><text:tab/><text:tab/>4</text:p>
      <text:p text:style-name="ContentsHeading"><text:tab/>３-３変数の命名<text:tab/><text:tab/><text:tab/><text:tab/>4</text:p>
      <text:p text:style-name="ContentsHeading"><text:tab/>３-４パッケージ命名<text:tab/><text:tab/><text:tab/></text:p>
      <text:p text:style-name="ContentsHeading"><text:tab/>３-５フィールド命名<text:tab/><text:tab/><text:tab/></text:p>
      <text:p text:style-name="ContentsHeading">４コーディングスタイル<text:tab/><text:tab/><text:tab/><text:tab/>5</text:p>
      <text:p text:style-name="ContentsHeading"><text:tab/>４-１インデント<text:tab/><text:tab/><text:tab/><text:tab/>6</text:p>
      <text:p text:style-name="ContentsHeading">５<text:s/>リリース<text:tab/><text:tab/><text:tab/><text:tab/><text:tab/><text:tab/>12</text:p>
      <text:p text:style-name="ContentsHeading"><text:tab/>５-１<text:s/>エラーメッセージ<text:tab/><text:tab/><text:tab/></text:p>
      <text:soft-page-break/>
      <text:p text:style-name="P7">１はじめに</text:p>
      <text:p text:style-name="Textbodyindent">本書では、架空の顧客からの要望を記載しています。</text:p>
      <text:p text:style-name="Textbodyindent">初学者向け研修で利用することを考慮して、一般的な要件定義書の内容よりも量と粒度を抑えてあります。ご留意ください。</text:p>
      <text:p text:style-name="Textbodyindent"/>
      <text:p text:style-name="一覧"/>
      <text:h text:style-name="見出し3" text:outline-level="3">２システム開発の目的</text:h>
      <text:h text:style-name="見出し9" text:outline-level="9">２-１システム名称</text:h>
      <text:p text:style-name="Textbodyindent">シェアードショップシステム</text:p>
      <text:p text:style-name="Textbodyindent">著者<text:tab/>：システムシェアード</text:p>
      <text:p text:style-name="Textbodyindent">追加著者：花より漢気</text:p>
      <text:p text:style-name="Textbodyindent"/>
      <text:h text:style-name="見出し9" text:outline-level="9">２-２システムのフォルダ構成</text:h>
      <text:p text:style-name="Quotations">システムシェアードシステム</text:p>
      <text:p text:style-name="Quotations"><text:line-break/><text:span text:style-name="T8">別紙でフォルダの構成図を準備しています。</text:span></text:p>
      <text:p text:style-name="Quotations"/>
      <text:p text:style-name="Quotations">ファイル名：99_フォルダ構成図.docx</text:p>
      <text:p text:style-name="Quotations"/>
      <text:p text:style-name="Standard"/>
      <text:h text:style-name="見出し3" text:outline-level="3">３命名規則</text:h>
      <text:p text:style-name="P9">・大文字と小文字は区別される</text:p>
      <text:p text:style-name="P10">・先頭文字に数字は使えない</text:p>
      <text:p text:style-name="P11">・文字数制限はない</text:p>
      <text:soft-page-break/>
      <text:p text:style-name="P12"><text:span text:style-name="T13">・</text:span><text:span text:style-name="T14">すべての</text:span><text:span text:style-name="T15">Unicode</text:span><text:span text:style-name="T16">文字が利用できる</text:span></text:p>
      <text:p text:style-name="P17">・予約語は使えない</text:p>
      <text:h text:style-name="P18" text:outline-level="9">３-１クラスファイル命名</text:h>
      <text:p text:style-name="P19">・先頭を大文字</text:p>
      <text:p text:style-name="P20">・それ以外は小文字</text:p>
      <text:p text:style-name="P21"><text:span text:style-name="T22">・</text:span><text:span text:style-name="T23">言葉の区切りは大文字</text:span></text:p>
      <text:h text:style-name="P24" text:outline-level="9">３-２メソッド命名</text:h>
      <text:p text:style-name="P25">・先頭を小文字</text:p>
      <text:p text:style-name="P26">・以降も小文字</text:p>
      <text:p text:style-name="P27">・言葉の区切りは大文字</text:p>
      <text:p text:style-name="P28">・1つのメソッドに1つの役割とする</text:p>
      <text:p text:style-name="P29"><text:span text:style-name="T30">・</text:span><text:span text:style-name="T31">予約語ではない英単語と略語を組み合わせることが多い</text:span></text:p>
      <text:h text:style-name="P32" text:outline-level="9">３-３変数の命名</text:h>
      <text:p text:style-name="P33">・すべて小文字</text:p>
      <text:p text:style-name="P34">・複合文字の場合は区切りを大文字する</text:p>
      <text:p text:style-name="P35">・意味が読み取れる名前</text:p>
      <text:h text:style-name="P36" text:outline-level="9">３-４パッケージの命名</text:h>
      <text:p text:style-name="P37">・パッケージ名が重複しない</text:p>
      <text:p text:style-name="P38"><text:bookmark-start text:name="2"/><text:bookmark-end text:name="2"/>・Java<text:s/>のパッケージはディレクトリで整理する</text:p>
      <text:p text:style-name="P39"><text:bookmark-start text:name="i-8"/><text:bookmark-end text:name="i-8"/>・クラスの目的に応じたパッケージ名をつける</text:p>
      <text:soft-page-break/>
      <text:h text:style-name="見出し7" text:outline-level="7">３-５<text:s/>フィールドの命名</text:h>
      <text:p text:style-name="P40">・public<text:s/>なフィールドは作らない</text:p>
      <text:p text:style-name="P41">・全て小文字</text:p>
      <text:p text:style-name="P42">・複数文字の場合は区切りを大文字にする</text:p>
      <text:p text:style-name="P43"/>
      <text:h text:style-name="見出し3" text:outline-level="3">４コーディングスタイル</text:h>
      <text:p text:style-name="Textbodyindent"><text:span text:style-name="T44">コーディングスタイルはインデントの仕方とか、中かっこの位置とか、コメントの位置や内容とかを決めておきます。</text:span></text:p>
      <text:p text:style-name="Textbodyindent">・長い行は適宜改行する</text:p>
      <text:p text:style-name="Textbodyindent">・変数隠しはしない</text:p>
      <text:p text:style-name="Textbodyindent"/>
      <text:h text:style-name="見出し7" text:outline-level="7">４-１インデント</text:h>
      <text:p text:style-name="P45">文章の行頭に空白を挿入して先頭の文字を右に押しやること。<text:s/>また、そのために左端に挿入された空白や、テキストエディタやワープロソフトの持つ字下げ機能のこと</text:p>
      <text:p text:style-name="P46"/>
      <text:h text:style-name="見出し7" text:outline-level="7">４-２コメント</text:h>
      <text:p text:style-name="Textbody">　<text:span text:style-name="T47">・メソッドやクラスの内部的なコメントは「/</text:span><text:span text:style-name="T48">/」を使用する</text:span></text:p>
      <text:p text:style-name="P49">　・「/* */」は使用しない</text:p>
      <text:p text:style-name="P50">　・複数行の場合は「/** */」を使用する</text:p>
      <text:p text:style-name="P51">　・Javadocタグはクラス、メソッド、コンストラクタに対し用いる</text:p>
      <text:p text:style-name="P52">　　　@author<text:s/><text:s/><text:s text:c="2"/>作成者名</text:p>
      <text:p text:style-name="P53">　　　@param　引数名　引数の説明</text:p>
      <text:p text:style-name="P54">　　　@return　<text:s/>戻り値の説明</text:p>
      <text:p text:style-name="P55">　　　@throws　発生する例外クラス名　例外の説明</text:p>
      <text:p text:style-name="Textbody">　　　<text:span text:style-name="T56">@</text:span><text:span text:style-name="T57">see　　</text:span><text:span text:style-name="T58"><text:s/></text:span><text:span text:style-name="T59"><text:s/>参照先のクラス名、メンバ名</text:span></text:p>
      <text:h text:style-name="P60" text:outline-level="7"/>
      <text:h text:style-name="見出し7" text:outline-level="7">５<text:s/>リリース</text:h>
      <text:h text:style-name="P61" text:outline-level="7">私たち、花より漢気チームからシェアードシステム様にシェアードショップシステムを納品いたします。メッセージの出力をまとめています。</text:h>
      <text:p text:style-name="P62"/>
      <text:h text:style-name="見出し7" text:outline-level="7">５-１<text:s/>エラーメッセージ</text:h>
      <text:h text:style-name="P63" text:outline-level="7">ログイン</text:h>
      <text:p text:style-name="P64">・登録されていないユーザーに対してログインをする場合、エラーメッセージを表示されます。</text:p>
      <text:p text:style-name="P65">・メールアドレスの入力形式が一致しない場合、それぞれにあったエラーメッセージが表示されます。</text:p>
      <text:p text:style-name="P66">・パスワードの入力形式が一致しない場合、それぞれにあったエラーメッセージが表示されます。</text:p>
      <text:p text:style-name="P67">商品一覧</text:p>
      <text:p text:style-name="P68">・システム利用者が商品検索を行い、商品が1つもない場合、固定のメッセージを表示されます。</text:p>
      <text:p text:style-name="P69"/>
      <text:p text:style-name="P70">その他</text:p>
      <text:p text:style-name="Textbodyindent"><text:span text:style-name="T71">・上記以外の予期せぬエラーに関しては、固定のページを表示されます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游ゴシック" svg:font-family="游ゴシック" style:font-family-generic="modern" style:font-pitch="variable" svg:panose-1="2 11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メイリオ" svg:font-family="メイリオ" style:font-family-generic="modern" style:font-pitch="variable" svg:panose-1="2 11 6 4 3 5 4 4 2 4"/>
    <style:font-face style:name="Liberation Mono" svg:font-family="Liberation Mono" style:font-family-generic="modern" style:font-pitch="fixed" svg:panose-1="2 7 4 9 2 2 5 2 4 4"/>
    <style:font-face style:name="ＭＳ ゴシック" svg:font-family="ＭＳ ゴシック" style:font-family-generic="modern" style:font-pitch="fixed" svg:panose-1="2 11 6 9 7 2 5 8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ＭＳ 明朝" svg:font-family="ＭＳ 明朝" style:font-family-generic="roman" style:font-pitch="fixed" svg:panose-1="2 2 6 9 4 2 5 8 3 4"/>
    <style:font-face style:name="Century" svg:font-family="Century" style:font-family-generic="roman" style:font-pitch="variable" svg:panose-1="2 4 6 4 5 5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游明朝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hi" style:country-complex="IN" style:text-combine="none" fo:hyphenate="true"/>
    </style:default-style>
    <style:style style:name="見出し1" style:display-name="見出し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見出し2" style:display-name="見出し 2" style:family="paragraph" style:parent-style-name="Heading" style:next-style-name="Textbody" style:default-outline-level="2">
      <style:paragraph-properties fo:margin-top="0.1388in"/>
      <style:text-properties style:font-name="Liberation Serif" style:font-name-asian="游明朝" style:font-name-complex="Arial" fo:font-weight="bold" style:font-weight-asian="bold" style:font-weight-complex="bold" fo:font-size="18pt" style:font-size-asian="18pt" style:font-size-complex="18pt" fo:hyphenate="false"/>
    </style:style>
    <style:style style:name="見出し3" style:display-name="見出し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見出し4" style:display-name="見出し 4" style:family="paragraph" style:parent-style-name="Heading" style:next-style-name="Textbody" style:default-outline-level="4">
      <style:paragraph-properties fo:margin-top="0.0833in"/>
      <style:text-properties style:font-name="Liberation Serif" style:font-name-asian="游明朝" style:font-name-complex="Arial" fo:font-weight="bold" style:font-weight-asian="bold" style:font-weight-complex="bold" fo:font-size="12pt" style:font-size-asian="12pt" style:font-size-complex="12pt" fo:hyphenate="false"/>
    </style:style>
    <style:style style:name="見出し5" style:display-name="見出し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見出し6" style:display-name="見出し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見出し7" style:display-name="見出し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見出し8" style:display-name="見出し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見出し9" style:display-name="見出し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標準" style:display-name="標準" style:family="paragraph">
      <style:paragraph-properties fo:widows="0" fo:orphans="0" fo:text-align="justify"/>
      <style:text-properties fo:hyphenate="false"/>
    </style:style>
    <style:style style:name="段落フォント" style:display-name="段落フォント" style:family="text"/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游ゴシック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ヘッダー" style:display-name="ヘッダー" style:family="paragraph" style:parent-style-name="HeaderandFooter">
      <style:text-properties fo:hyphenate="false"/>
    </style:style>
    <style:style style:name="標準の表1" style:display-name="標準の表1" style:family="paragraph">
      <style:paragraph-properties style:vertical-align="auto"/>
      <style:text-properties style:font-name="メイリオ" style:font-name-asian="メイリオ" style:font-name-complex="メイリオ" fo:font-size="10.5pt" style:font-size-asian="10.5pt" style:font-size-complex="10.5pt" style:language-complex="ar" style:country-complex="SA" fo:hyphenate="false"/>
    </style:style>
    <style:style style:name="タイトル" style:display-name="タイトル" style:family="paragraph" style:parent-style-name="Standard">
      <style:paragraph-properties fo:line-height="0.5833in"/>
      <style:text-properties fo:color="#70ADC9" fo:font-size="36pt" style:font-size-asian="36pt" style:font-size-complex="36pt"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Addressee" style:display-name="Addressee" style:family="paragraph" style:parent-style-name="Standard">
      <style:paragraph-properties text:number-lines="false" fo:margin-bottom="0.0416in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挨拶文" style:display-name="挨拶文" style:family="paragraph" style:parent-style-name="Standard">
      <style:paragraph-properties text:number-lines="false"/>
      <style:text-properties fo:hyphenate="false"/>
    </style:style>
    <style:style style:name="索引見出し" style:display-name="索引見出し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索引見出し">
      <style:text-properties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Hangingindent" style:display-name="Hanging indent" style:family="paragraph" style:parent-style-name="Textbody">
      <style:paragraph-properties fo:margin-left="0.3937in"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indexheading" style:display-name="Table index heading" style:family="paragraph" style:parent-style-name="索引見出し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ＭＳ ゴシック" style:font-name-complex="Liberation Mono" fo:font-size="10pt" style:font-size-asian="10pt" style:font-size-complex="10pt" fo:hyphenate="false"/>
    </style:style>
    <style:style style:name="タイトル文字" style:display-name="タイトル (文字)" style:family="text" style:parent-style-name="段落フォント">
      <style:text-properties fo:color="#70ADC9" fo:font-size="36pt" style:font-size-asian="36pt" style:font-size-complex="36pt"/>
    </style:style>
    <style:style style:name="強調斜体" style:display-name="強調斜体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style:style style:name="WW_CharLFO3LVL1" style:family="text">
      <style:text-properties style:font-name="OpenSymbol"/>
    </style:style>
    <style:style style:name="WW_CharLFO3LVL2" style:family="text">
      <style:text-properties style:font-name="OpenSymbol"/>
    </style:style>
    <style:style style:name="WW_CharLFO3LVL3" style:family="text">
      <style:text-properties style:font-name="OpenSymbol"/>
    </style:style>
    <style:style style:name="WW_CharLFO3LVL4" style:family="text">
      <style:text-properties style:font-name="OpenSymbol"/>
    </style:style>
    <style:style style:name="WW_CharLFO3LVL5" style:family="text">
      <style:text-properties style:font-name="OpenSymbol"/>
    </style:style>
    <style:style style:name="WW_CharLFO3LVL6" style:family="text">
      <style:text-properties style:font-name="OpenSymbol"/>
    </style:style>
    <style:style style:name="WW_CharLFO3LVL7" style:family="text">
      <style:text-properties style:font-name="OpenSymbol"/>
    </style:style>
    <style:style style:name="WW_CharLFO3LVL8" style:family="text">
      <style:text-properties style:font-name="OpenSymbol"/>
    </style:style>
    <style:style style:name="WW_CharLFO3LVL9" style:family="text">
      <style:text-properties style:font-name="OpenSymbol"/>
    </style:style>
    <text:list-style style:name="List1" style:display-name="List 1">
      <text:list-level-style-bullet text:level="1" text:style-name="WW_CharLFO3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フッター" style:display-name="フッター" style:family="paragraph" style:parent-style-name="標準">
      <style:paragraph-properties style:snap-to-layout-grid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フッター文字" style:display-name="フッター (文字)" style:family="text" style:parent-style-name="段落フォント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a</dc:creator>
    <meta:creation-date>2021-06-04T10:20:00Z</meta:creation-date>
    <dc:date>2021-06-08T07:10:00Z</dc:date>
    <meta:template xlink:href="Normal.dotm" xlink:type="simple"/>
    <meta:editing-cycles>9</meta:editing-cycles>
    <meta:editing-duration>PT6120S</meta:editing-duration>
    <meta:document-statistic meta:page-count="6" meta:paragraph-count="3" meta:word-count="240" meta:character-count="1609" meta:row-count="11" meta:non-whitespace-character-count="1372"/>
  </office:meta>
</office:document-meta>
</file>